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e8b" officeooo:paragraph-rsid="00095e8b"/>
    </style:style>
    <style:style style:name="P2" style:family="paragraph" style:parent-style-name="Standard">
      <style:text-properties officeooo:rsid="00095e8b" officeooo:paragraph-rsid="000c4db6"/>
    </style:style>
    <style:style style:name="P3" style:family="paragraph" style:parent-style-name="Standard">
      <style:text-properties officeooo:rsid="000c4db6" officeooo:paragraph-rsid="000c4db6"/>
    </style:style>
    <style:style style:name="P4" style:family="paragraph" style:parent-style-name="Standard">
      <style:text-properties fo:font-style="italic" officeooo:rsid="000c4db6" officeooo:paragraph-rsid="000c4db6" style:font-style-asian="italic" style:font-style-complex="italic"/>
    </style:style>
    <style:style style:name="P5" style:family="paragraph" style:parent-style-name="Standard">
      <style:text-properties fo:font-style="normal" officeooo:rsid="000c4db6" officeooo:paragraph-rsid="000c4db6" style:font-style-asian="normal" style:font-style-complex="normal"/>
    </style:style>
    <style:style style:name="P6" style:family="paragraph" style:parent-style-name="Standard">
      <style:text-properties fo:font-style="normal" officeooo:rsid="000c4db6" officeooo:paragraph-rsid="000ca5cb" style:font-style-asian="normal" style:font-style-complex="normal"/>
    </style:style>
    <style:style style:name="P7" style:family="paragraph" style:parent-style-name="Standard">
      <style:text-properties fo:font-style="italic" officeooo:rsid="000ca5cb" officeooo:paragraph-rsid="000ca5cb" style:font-style-asian="italic" style:font-style-complex="italic"/>
    </style:style>
    <style:style style:name="P8" style:family="paragraph" style:parent-style-name="Standard">
      <style:text-properties fo:font-style="normal" officeooo:rsid="000ca5cb" officeooo:paragraph-rsid="000ca5cb" style:font-style-asian="normal" style:font-style-complex="normal"/>
    </style:style>
    <style:style style:name="P9" style:family="paragraph" style:parent-style-name="Standard">
      <style:text-properties fo:font-style="italic" officeooo:rsid="000ca5cb" officeooo:paragraph-rsid="000df837" style:font-style-asian="italic" style:font-style-complex="italic"/>
    </style:style>
    <style:style style:name="P10" style:family="paragraph" style:parent-style-name="Standard">
      <style:text-properties fo:font-style="normal" officeooo:rsid="000df837" officeooo:paragraph-rsid="000df837" style:font-style-asian="normal" style:font-style-complex="normal"/>
    </style:style>
    <style:style style:name="P11" style:family="paragraph" style:parent-style-name="Standard">
      <style:text-properties fo:font-style="normal" officeooo:rsid="000ca5cb" officeooo:paragraph-rsid="000df837" style:font-style-asian="normal" style:font-style-complex="normal"/>
    </style:style>
    <style:style style:name="T1" style:family="text">
      <style:text-properties officeooo:rsid="000c4db6"/>
    </style:style>
    <style:style style:name="T2" style:family="text">
      <style:text-properties fo:font-style="italic" officeooo:rsid="000c4db6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a5cb" style:font-style-asian="italic" style:font-style-complex="italic"/>
    </style:style>
    <style:style style:name="T5" style:family="text">
      <style:text-properties officeooo:rsid="000df837"/>
    </style:style>
    <style:style style:name="T6" style:family="text">
      <style:text-properties fo:font-style="italic" officeooo:rsid="000df837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5</text:p>
      <text:p text:style-name="P1"/>
      <text:p text:style-name="P1">Usaremos o REDUX com a sua ferrramenta TOOLKIT e com a tecnologia TYPESCRIPT.</text:p>
      <text:p text:style-name="P1"/>
      <text:p text:style-name="P2">O primeiro passo é instalar o pacote NPM ( Node Package Manager ). <text:span text:style-name="T1">Comando:</text:span></text:p>
      <text:p text:style-name="P2"><text:span text:style-name="T2">npm i</text:span><text:span text:style-name="T1"> ou </text:span><text:span text:style-name="T2">npm install </text:span></text:p>
      <text:p text:style-name="P1"/>
      <text:p text:style-name="P3">Usaremos a tecnologia STYLED COMPONENTS para isso usaremos o comando:</text:p>
      <text:p text:style-name="P4">npm i --save styled-components</text:p>
      <text:p text:style-name="P4"/>
      <text:p text:style-name="P5">Usaremos também o pacote de tipo do STYLED COMPONENTS para que o TYPE SCRIPT entenda o código do STYLED COMPONENTS. Comando:</text:p>
      <text:p text:style-name="P6"><text:span text:style-name="T3">npm i --save-dev </text:span><text:span text:style-name="T4">@types/styled-components</text:span></text:p>
      <text:p text:style-name="P7"/>
      <text:p text:style-name="P8"><text:span text:style-name="T5">I</text:span>nstalaremos o REDUX junto com a sua ferramenta TOOLKIT usando o comando:</text:p>
      <text:p text:style-name="P9">npm i --save react-redux @reduxjs/toolkit </text:p>
      <text:p text:style-name="P9"/>
      <text:p text:style-name="P10">Por fim iniciaremos a nossa aplicação com o comando:</text:p>
      <text:p text:style-name="P11"><text:span text:style-name="T6">npm start</text:span> </text:p>
      <text:p text:style-name="P6"><text:s/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20:44:52.495732400</meta:creation-date>
    <dc:date>2025-08-21T00:32:52.391151600</dc:date>
    <meta:editing-duration>PT48M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3" meta:word-count="104" meta:character-count="624" meta:non-whitespace-character-count="531"/>
  </office:meta>
</office:document-meta>
</file>